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73efb" officeooo:paragraph-rsid="00373ef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dc1bd" officeooo:paragraph-rsid="003dc1b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bf5b0"/>
    </style:style>
    <style:style style:name="T5" style:family="text">
      <style:text-properties officeooo:rsid="002dadd9"/>
    </style:style>
    <style:style style:name="T6" style:family="text">
      <style:text-properties officeooo:rsid="0034a20b"/>
    </style:style>
    <style:style style:name="T7" style:family="text">
      <style:text-properties officeooo:rsid="0035e5af"/>
    </style:style>
    <style:style style:name="T8" style:family="text">
      <style:text-properties officeooo:rsid="0038f31a"/>
    </style:style>
    <style:style style:name="T9" style:family="text">
      <style:text-properties officeooo:rsid="003aa11f"/>
    </style:style>
    <style:style style:name="T10" style:family="text">
      <style:text-properties officeooo:rsid="003dc1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4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10">4</text:span>:</text:p>
      <text:p text:style-name="P8"/>
      <text:p text:style-name="P9"/>
      <text:list xml:id="list7921016444670204216" text:style-name="L1">
        <text:list-item>
          <text:p text:style-name="P13">Instala el programa de simulació SOLKANE en el teu ordinador</text:p>
          <text:p text:style-name="P13">El programa SOLKANE s'ha</text:p>
        </text:list-item>
        <text:list-item>
          <text:p text:style-name="P12">Si l'esquema està fet a mà. s'ha de fer amb regla.</text:p>
        </text:list-item>
        <text:list-item>
          <text:p text:style-name="P12">Per fer l'esquema s'han d'utilitzar els símbols seguint la norma UNE EN 1861.</text:p>
        </text:list-item>
      </text:list>
      <text:p text:style-name="P9"/>
      <text:p text:style-name="P9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i<text:span text:style-name="T8">umenge</text:span> <text:span text:style-name="T8">14</text:span>/<text:span text:style-name="T2">12</text:span>/2<text:span text:style-name="T4">5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08T09:51:22.797434464</dc:date>
    <meta:editing-duration>PT17M41S</meta:editing-duration>
    <meta:editing-cycles>48</meta:editing-cycles>
    <meta:document-statistic meta:table-count="0" meta:image-count="0" meta:object-count="0" meta:page-count="1" meta:paragraph-count="11" meta:word-count="92" meta:character-count="530" meta:non-whitespace-character-count="451"/>
  </office:meta>
</office:document-meta>
</file>